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210b8b"/>
    </style:style>
    <style:style style:name="P2" style:family="paragraph" style:parent-style-name="Text_20_body">
      <style:text-properties officeooo:paragraph-rsid="00210b8b"/>
    </style:style>
    <style:style style:name="P3" style:family="paragraph" style:parent-style-name="Title">
      <style:text-properties officeooo:rsid="001f0502" officeooo:paragraph-rsid="001f0502"/>
    </style:style>
    <style:style style:name="P4" style:family="paragraph" style:parent-style-name="Heading_20_1">
      <style:text-properties officeooo:rsid="00210b8b" officeooo:paragraph-rsid="00210b8b"/>
    </style:style>
    <style:style style:name="P5" style:family="paragraph" style:parent-style-name="Text_20_body">
      <style:text-properties style:font-name="Liberation Sans" fo:font-size="28pt" fo:font-weight="bold" officeooo:rsid="001f0502" officeooo:paragraph-rsid="001f0502" style:font-name-asian="Noto Sans CJK SC" style:font-size-asian="28pt" style:font-weight-asian="bold" style:font-name-complex="Lohit Devanagari1" style:font-size-complex="28pt" style:font-weight-complex="bold"/>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paragraph-properties fo:text-align="justify" style:justify-single-word="false"/>
    </style:style>
    <style:style style:name="T1" style:family="text">
      <style:text-properties officeooo:rsid="001f0502"/>
    </style:style>
    <style:style style:name="T2"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style:style style:name="T3" style:family="text">
      <style:text-properties fo:language="en" fo:country="U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cnolog<text:span text:style-name="T2">íes Base de Datos en PHP</text:span></text:p>
      <text:p text:style-name="P5"/>
      <text:p text:style-name="Text_20_body"><text:span text:style-name="T1">El lenguaje PHP p</text:span>ermite la conexión a diferentes tipos de servidores de bases de datos tales como MySQL, PostgreSQL, Oracle, ODBC, DB2, Microsoft SQL Server, Firebird y SQLite.</text:p>
      <text:p text:style-name="Text_20_body">Escribir una página web con acceso a una base de datos es increíblemente simple utilizando una de las extensiones específicas de bases de datos (p.ej., para <text:a xlink:type="simple" xlink:href="https://www.php.net/manual/es/book.mysqli.php" text:style-name="Internet_20_link" text:visited-style-name="Visited_20_Internet_20_Link">mysql</text:a>), o utilizar una capa de abstracción como <text:a xlink:type="simple" xlink:href="https://www.php.net/manual/es/book.pdo.php" text:style-name="Internet_20_link" text:visited-style-name="Visited_20_Internet_20_Link">PDO</text:a>, o conectarse a cualquier base de datos que admita el estándar de Conexión Abierta a Bases de Datos por medio de la extensión <text:a xlink:type="simple" xlink:href="https://www.php.net/manual/es/book.uodbc.php" text:style-name="Internet_20_link" text:visited-style-name="Visited_20_Internet_20_Link">ODBC</text:a>. Otras bases de datos podrían utilizar <text:a xlink:type="simple" xlink:href="https://www.php.net/manual/es/book.curl.php" text:style-name="Internet_20_link" text:visited-style-name="Visited_20_Internet_20_Link">cURL</text:a> o <text:a xlink:type="simple" xlink:href="https://www.php.net/manual/es/book.sockets.php" text:style-name="Internet_20_link" text:visited-style-name="Visited_20_Internet_20_Link">sockets</text:a>, como lo hace CouchDB. </text:p>
      <text:p text:style-name="Text_20_body">A partir de la versión 5 de PHP se introdujo en el lenguaje una extensión para acceder de una forma común a distintos sistemas gestores: <text:span text:style-name="acronym"><text:span text:style-name="T3">PDO</text:span></text:span>. La gran ventaja de PDO está clara: podemos seguir utilizando una misma sintaxis aunque cambiemos el motor de nuestra base de datos. Por el contrario, en algunas ocasiones preferiremos seguir usando extensiones nativas en nuestros programas. Mientras PDO ofrece un conjunto común de funciones, las extensiones nativas normalmente ofrecen más potencia (acceso a funciones específicas de cada gestor de base de datos) y en algunos casos también mayor velocidad.</text:p>
      <text:p text:style-name="Text_20_body">De los distintos <text:span text:style-name="acronym">SGBD</text:span> existentes, vas a aprender a utilizar MySQL. MySQL es un gestor de bases de datos relacionales de código abierto bajo licencia <text:span text:style-name="acronym"><text:span text:style-name="T3">GNU</text:span></text:span> <text:span text:style-name="acronym"><text:span text:style-name="T3">GPL</text:span></text:span>. Es el gestor de bases de datos más empleado con el lenguaje PHP. Como ya vimos, es la letra "M" que figura en los acrónimos <text:span text:style-name="acronym">AMP</text:span> y <text:span text:style-name="acronym">XAMPP</text:span>.</text:p>
      <text:p text:style-name="Text_20_body"/>
      <text:h text:style-name="Heading_20_1" text:outline-level="1">Porque utilizar PHP con MySQL</text:h>
      <text:p text:style-name="P8">PHP proporciona la parte de la aplicación, y MySQL proporciona la parte de base de datos de una aplicación de base de datos web. Se utiliza el lenguaje PHP para escribir los programas que realizan las tareas de la aplicación. PHP puede ser usado para tareas simples (tales como visualización de una página web) o para tareas complicadas (como la aceptación y verificación de los datos que el usuario escribe en un formulario HTML). Una de las tareas que tu aplicación debe hacer es mover datos dentro y fuera de la base de datos – y PHP tiene funciones incorporadas  para utilizar al escribir programas que mueven datos dentro y fuera de una base de datos MySQL.</text:p>
      <text:p text:style-name="P8"><text:span text:style-name="Strong_20_Emphasis">Ventajas de la relación</text:span></text:p>
      <text:p text:style-name="P8">MySQL y PHP en pareja tienen varias ventajas:</text:p>
      <text:p text:style-name="P8">-Son gratuitas. Y la verdad es que la rentabilidad que entregan es muy difícil de superar.</text:p>
      <text:p text:style-name="P8">-Ambas fueron creadas y diseñadas específicamente para su uso en sitios web. Tienen un conjunto de características centradas en la creación de sitios web dinámicos.</text:p>
      <text:p text:style-name="P8">-Son fáciles de utilizar. Ambas fueron diseñadas para conseguir un sitio web rápidamente.</text:p>
      <text:p text:style-name="P8"><text:soft-page-break/>-Son rápidas, pues fueron diseñados con la velocidad como un objetivo principal. Juntos proporcionan una de las maneras más rápidas para entregar páginas web dinámicas a los usuarios.</text:p>
      <text:p text:style-name="P8">-Se comunican bien la una con la otra.PHP tiene funciones integradas para comunicarse con MySQL. Por lo mismo no necesitas saber detalles técnicos; simplemente le dejas esa tarea  a PHP.</text:p>
      <text:p text:style-name="Text_20_body"/>
      <text:h text:style-name="P4" text:outline-level="1">Tipos de base de datos</text:h>
      <text:p text:style-name="P2">Las <text:span text:style-name="Strong_20_Emphasis">bases de datos</text:span> son una parte esencial de cualquier sistema de información moderno ahora que todo gira entorno a la <text:a xlink:type="simple" xlink:href="https://www.hiberus.com/crecemos-contigo/transformacion-digital-que-es-y-por-que-es-tan-importante/" office:target-frame-name="_blank" xlink:show="new" text:style-name="Internet_20_link" text:visited-style-name="Visited_20_Internet_20_Link">transformación digital</text:a> y el Big Data. Desde aplicaciones de escritorio hasta aplicaciones web y móviles, todas ellas dependen de la capacidad de almacenar, acceder y manipular grandes cantidades de datos. Hay muchos<text:span text:style-name="Strong_20_Emphasis"> tipos de bases de datos</text:span>, cada una diseñada para satisfacer necesidades específicas y cada una con sus propias fortalezas y debilidades. En este artículo, vamos a explorar los <text:span text:style-name="Strong_20_Emphasis">diferentes tipos de bases de datos</text:span> y su importancia a la hora de elegirlos.</text:p>
      <text:p text:style-name="P2"/>
      <text:h text:style-name="P1" text:outline-level="3">1. Bases de datos relacionales</text:h>
      <text:p text:style-name="Text_20_body">Las <text:a xlink:type="simple" xlink:href="https://www.hiberus.com/crecemos-contigo/presente-futuro-las-bases-datos-relacionales-big-data/" office:target-frame-name="_blank" xlink:show="new" text:style-name="Internet_20_link" text:visited-style-name="Visited_20_Internet_20_Link"><text:span text:style-name="Strong_20_Emphasis">bases de datos relacionales</text:span></text:a> son las más utilizadas como <text:a xlink:type="simple" xlink:href="https://www.hiberus.com/mercados/industria" office:target-frame-name="_blank" xlink:show="new" text:style-name="Internet_20_link" text:visited-style-name="Visited_20_Internet_20_Link">tecnología para la industria</text:a>. Están diseñadas para <text:span text:style-name="Strong_20_Emphasis">almacenar datos estructurados en tablas relacionadas entre sí</text:span>. Las tablas están organizadas en filas y columnas y utilizan claves para relacionar los datos entre ellas. Las bases de datos relacionales son <text:span text:style-name="Strong_20_Emphasis">muy escalables</text:span> y ofrecen una <text:span text:style-name="Strong_20_Emphasis">gran flexibilidad</text:span> en cuanto a la forma en que se pueden consultar los datos. Son ideales para <text:span text:style-name="Strong_20_Emphasis">aplicaciones que requieren transacciones en tiempo real</text:span>, como sistemas de gestión de inventario, ventas o finanzas.</text:p>
      <text:p text:style-name="Text_20_body"/>
      <text:h text:style-name="Heading_20_3" text:outline-level="3">2. Bases de datos NoSQL</text:h>
      <text:p text:style-name="Text_20_body">Las <text:span text:style-name="Strong_20_Emphasis">bases de datos NoSQL</text:span> son una alternativa a las bases de datos relacionales. No utilizan tablas y claves como las bases de datos relacionales, sino que utilizan una variedad de estructuras de datos, como documentos, gráficos y pares clave-valor. Las bases de datos NoSQL son <text:span text:style-name="Strong_20_Emphasis">muy escalables</text:span> y ofrecen un <text:span text:style-name="Strong_20_Emphasis">rendimiento excelente para grandes conjuntos de datos no estructurados</text:span>, como datos de redes sociales o de <text:a xlink:type="simple" xlink:href="https://www.hiberus.com/crecemos-contigo/internet-de-las-cosas/" office:target-frame-name="_blank" xlink:show="new" text:style-name="Internet_20_link" text:visited-style-name="Visited_20_Internet_20_Link">Internet de las cosas</text:a> (IoT).</text:p>
      <text:p text:style-name="Text_20_body"/>
      <text:h text:style-name="Heading_20_3" text:outline-level="3">3. Bases de datos de objetos</text:h>
      <text:p text:style-name="Text_20_body">Las <text:span text:style-name="Strong_20_Emphasis">bases de datos de objetos</text:span> son un tipo de <text:span text:style-name="Strong_20_Emphasis">base de datos NoSQL que almacenan datos como objetos</text:span>. Están diseñadas para trabajar con lenguajes de programación orientados a objetos, como Java o Python. Las bases de datos de objetos son ideales para <text:span text:style-name="Strong_20_Emphasis">aplicaciones que necesitan almacenar y manipular objetos complejos y jerárquicos</text:span>, como aplicaciones de modelado 3D o simulación de física.</text:p>
      <text:h text:style-name="Heading_20_3" text:outline-level="3"><text:soft-page-break/>4. Bases de datos de grafos</text:h>
      <text:p text:style-name="Text_20_body">Las <text:span text:style-name="Strong_20_Emphasis">bases de datos de grafos</text:span> están diseñadas para trabajar con <text:span text:style-name="Strong_20_Emphasis">datos relacionales complejos</text:span>, como las relaciones sociales o las redes de transporte. Utilizan un modelo de datos basado en nodos y relaciones, lo que les permite almacenar y acceder a datos relacionales complejos con facilidad. Las bases de datos de grafos son ideales para <text:span text:style-name="Strong_20_Emphasis">aplicaciones que necesitan análisis complejos y búsqueda de patrones en grandes conjuntos de datos relacionales</text:span>.</text:p>
      <text:h text:style-name="Heading_20_3" text:outline-level="3">5. Bases de datos en memoria</text:h>
      <text:p text:style-name="Text_20_body">Las <text:span text:style-name="Strong_20_Emphasis">bases de datos en memoria</text:span> son una forma de base de datos que <text:span text:style-name="Strong_20_Emphasis">almacena datos directamente en la memoria de la computadora</text:span>, en lugar de en el disco duro. Esto les permite ofrecer un rendimiento excepcionalmente rápido para <text:span text:style-name="Strong_20_Emphasis">aplicaciones que requieren acceso instantáneo a los datos</text:span>, como juegos en línea o aplicaciones de trading de alta frecuencia.</text:p>
      <text:p text:style-name="Text_20_body">Elegir el tipo de base de datos adecuado es una parte importante del proceso de diseño de cualquier sistema de información. Cada tipo de base de datos tiene sus propias fortalezas y debilidades, y elegir el tipo adecuado para la tarea en cuestión puede marcar una gran diferencia en la <text:span text:style-name="Strong_20_Emphasis">eficiencia y eficacia del sistema</text:span>. Al elegir la base de datos adecuada, es importante tener en cuenta los requisitos del sistema en cuanto al <text:span text:style-name="Strong_20_Emphasis">rendimiento, escalabilidad, estructura de datos y seguridad</text:span>, así como la <text:span text:style-name="Strong_20_Emphasis">experiencia del usuario</text:span>.</text:p>
      <text:p text:style-name="Text_20_body"/>
      <text:h text:style-name="P4" text:outline-level="1">Ventajas de optimizar una base de datos</text:h>
      <text:p text:style-name="P2"><text:span text:style-name="Strong_20_Emphasis">Mayor velocidad y eficiencia.</text:span> Una base de datos optimizada puede procesar consultas y transacciones más rápidamente, lo que significa que los usuarios pueden obtener respuestas a sus consultas más rápidamente y realizar transacciones con mayor eficiencia. </text:p>
      <text:list xml:id="list612382587" text:style-name="L1">
        <text:list-item>
          <text:p text:style-name="P7"><text:span text:style-name="Strong_20_Emphasis">Mayor capacidad de respuesta</text:span>. Al reducir el tiempo que lleva procesar una consulta o una transacción, se mejora la capacidad de respuesta de la base de datos. Esto puede ser especialmente importante para aplicaciones en línea o en tiempo real, donde la capacidad de respuesta es fundamental para proporcionar una buena experiencia de usuario. </text:p>
        </text:list-item>
        <text:list-item>
          <text:p text:style-name="P7"><text:span text:style-name="Strong_20_Emphasis">Mejora del rendimiento del sistema</text:span>. Una base de datos optimizada puede mejorar el rendimiento del sistema en general. Si la base de datos es una parte crítica de una aplicación o sistema, una mejora en su rendimiento puede tener un impacto positivo en todo el sistema. </text:p>
        </text:list-item>
        <text:list-item>
          <text:p text:style-name="P7"><text:span text:style-name="Strong_20_Emphasis">Reducción de costos</text:span>. Al mejorar el rendimiento de la base de datos, se puede reducir la necesidad de actualizar el hardware para proporcionar el mismo nivel de rendimiento. Además, una base de datos optimizada puede reducir el tiempo y los costos asociados con el mantenimiento y la administración de la base de datos. </text:p>
        </text:list-item>
        <text:list-item>
          <text:p text:style-name="P6"><text:span text:style-name="Strong_20_Emphasis">Mayor disponibilidad</text:span>. Una base de datos optimizada puede ser más confiable y menos propensa a fallas o interrupciones, lo que significa que estará más disponible para los usuarios y las aplicaciones. </text:p>
        </text:list-item>
      </text:list>
      <text:p text:style-name="Text_20_body">En resumen, la optimización del rendimiento de una base de datos puede proporcionar muchas ventajas importantes para los usuarios y las aplicaciones, lo que puede mejorar <text:span text:style-name="Strong_20_Emphasis">la eficiencia, la productividad, la rentabilidad y la calidad de la experiencia del usuario</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8T11:50:17.511417761</meta:creation-date>
    <meta:generator>LibreOffice/7.3.7.2$Linux_X86_64 LibreOffice_project/30$Build-2</meta:generator>
    <dc:date>2023-10-19T11:37:42.827078924</dc:date>
    <meta:editing-duration>PT23M48S</meta:editing-duration>
    <meta:editing-cycles>5</meta:editing-cycles>
    <meta:document-statistic meta:table-count="0" meta:image-count="0" meta:object-count="0" meta:page-count="3" meta:paragraph-count="34" meta:word-count="1335" meta:character-count="8131" meta:non-whitespace-character-count="6825"/>
  </office:meta>
</office:document-meta>
</file>